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CEDF57F3734CBED.png" manifest:media-type="image/png"/>
  <manifest:file-entry manifest:full-path="Pictures/100005810000031A0000031A90A9BB170713D465.svg" manifest:media-type="image/svg+xml"/>
  <manifest:file-entry manifest:full-path="Pictures/100000010000001E0000001EB018E53C8F1ECF3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a151d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3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Standard">
      <style:text-properties officeooo:rsid="0dde9a1c" officeooo:paragraph-rsid="1000e45b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ad3525"/>
    </style:style>
    <style:style style:name="P64" style:family="paragraph" style:parent-style-name="Standard">
      <style:text-properties officeooo:paragraph-rsid="0f4d8759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f5f1cf7"/>
    </style:style>
    <style:style style:name="P67" style:family="paragraph" style:parent-style-name="Standard">
      <style:paragraph-properties fo:text-align="center" style:justify-single-word="false"/>
      <style:text-properties officeooo:paragraph-rsid="0eb4913f"/>
    </style:style>
    <style:style style:name="P68" style:family="paragraph" style:parent-style-name="Standard">
      <style:paragraph-properties fo:text-align="center" style:justify-single-word="false"/>
      <style:text-properties officeooo:paragraph-rsid="0daef67d"/>
    </style:style>
    <style:style style:name="P69" style:family="paragraph" style:parent-style-name="Standard">
      <style:paragraph-properties fo:text-align="center" style:justify-single-word="false"/>
      <style:text-properties officeooo:paragraph-rsid="0db0d4d1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text-align="center" style:justify-single-word="false"/>
      <style:text-properties officeooo:paragraph-rsid="0dce9327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text-properties officeooo:paragraph-rsid="0ea9445c"/>
    </style:style>
    <style:style style:name="P76" style:family="paragraph" style:parent-style-name="Standard">
      <style:text-properties officeooo:paragraph-rsid="0f4eeba0"/>
    </style:style>
    <style:style style:name="P77" style:family="paragraph" style:parent-style-name="Footnote">
      <style:text-properties officeooo:paragraph-rsid="0f92b562"/>
    </style:style>
    <style:style style:name="P78" style:family="paragraph" style:parent-style-name="Standard">
      <style:text-properties officeooo:paragraph-rsid="0f9ce6c3"/>
    </style:style>
    <style:style style:name="P79" style:family="paragraph" style:parent-style-name="Standard">
      <style:text-properties officeooo:paragraph-rsid="0f9ee08e"/>
    </style:style>
    <style:style style:name="P80" style:family="paragraph" style:parent-style-name="Footnote">
      <style:text-properties officeooo:paragraph-rsid="0fb53187"/>
    </style:style>
    <style:style style:name="P81" style:family="paragraph" style:parent-style-name="Standard">
      <style:text-properties officeooo:paragraph-rsid="0fbe4db4"/>
    </style:style>
    <style:style style:name="P82" style:family="paragraph" style:parent-style-name="Footnote">
      <style:text-properties officeooo:paragraph-rsid="0fcdd945"/>
    </style:style>
    <style:style style:name="P8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90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1" style:family="paragraph" style:parent-style-name="Footnote">
      <style:text-properties officeooo:paragraph-rsid="0fda15e0"/>
    </style:style>
    <style:style style:name="P92" style:family="paragraph" style:parent-style-name="Standard">
      <style:text-properties officeooo:paragraph-rsid="0fe106d1"/>
    </style:style>
    <style:style style:name="P93" style:family="paragraph" style:parent-style-name="Footnote">
      <style:text-properties officeooo:paragraph-rsid="0ff81e33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b36b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3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4"><text:user-field-get text:name="Distro">Ubuntu</text:user-field-get></text:span></text:span><text:span text:style-name="T309"><text:s/></text:span><text:span text:style-name="T315"><text:user-field-get text:name="Version">22.04</text:user-field-get></text:span><text:span text:style-name="T315"><text:s/></text:span><text:span text:style-name="T316">LTS</text:span><text:span text:style-name="T315"> </text:span><text:span text:style-name="Strong_20_Emphasis"><text:span text:style-name="T317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8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</text:span><text:span text:style-name="T313">0</text:span><text:span text:style-name="T307"> jaar tot april 203</text:span><text:span text:style-name="T313">2</text:span><text:span text:style-name="T307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4"/>
      <text:p text:style-name="P11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2"><text:span text:style-name="Definition"><text:span text:style-name="T268">g</text:span></text:span><text:span text:style-name="Definition">ebruikersnaam</text:span><text:span text:style-name="Definition"><text:span text:style-name="T325"><text:tab/></text:span></text:span><text:span text:style-name="T267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2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5"/>
      <text:p text:style-name="P45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4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4"/>
      <text:p text:style-name="P24"/>
      <text:list xml:id="list4260172817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104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4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0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106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4" office:value-type="string">
            <text:p text:style-name="P84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3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5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6" office:value-type="string">
            <text:p text:style-name="P64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7" office:value-type="string">
            <text:p text:style-name="P64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10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6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86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8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7"/>
      <text:list xml:id="list122927693792969" text:continue-numbering="true" text:style-name="L1">
        <text:list-item>
          <text:p text:style-name="P96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B1" office:value-type="string">
            <text:p text:style-name="P65"><text:span text:style-name="Strong_20_Emphasis"><text:span text:style-name="T10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234">Start de computer op vanaf</text:span><text:span text:style-name="T234"><text:note text:id="ftn5" text:note-class="footnote"><text:note-citation>1</text:note-citation><text:note-body><text:p text:style-name="P91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7"><text:span text:style-name="T303">Vanaf ee</text:span>n <text:span text:style-name="T324">L</text:span>ive <text:span text:style-name="T323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2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139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9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5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18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62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2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9" office:value-type="string">
            <text:p text:style-name="P13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8"><text:span text:style-name="Strong_20_Emphasis"><text:span text:style-name="T108"/></text:span></text:p>
      <text:list xml:id="list122927259222222" text:continue-numbering="true" text:style-name="L1">
        <text:list-item>
          <text:p text:style-name="P95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9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106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4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105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1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45"><draw:control text:anchor-type="as-char" draw:z-index="24" draw:name="Vorm13_ 2" draw:style-name="gr1" draw:text-style-name="P9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3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65"><text:span text:style-name="Strong_20_Emphasis"><text:span text:style-name="T106"><draw:control text:anchor-type="as-char" draw:z-index="25" draw:name="Vorm4_ 1" draw:style-name="gr1" draw:text-style-name="P99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59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59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106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80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9" office:value-type="string">
            <text:p text:style-name="P90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7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21" office:value-type="string">
            <text:p text:style-name="P76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22" office:value-type="string">
            <text:p text:style-name="P76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3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4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106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6" office:value-type="string">
            <text:p text:style-name="P88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9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9"><text:span text:style-name="Strong_20_Emphasis"><text:span text:style-name="T56"><text:tab/></text:span></text:span></text:p>
      <text:p text:style-name="P50"><text:span text:style-name="Strong_20_Emphasis"><text:span text:style-name="T78"/></text:span></text:p>
      <text:p text:style-name="P51"><text:span text:style-name="Strong_20_Emphasis"><text:span text:style-name="T68"/></text:span></text:p>
      <text:list xml:id="list122927767660767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7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1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105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6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106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3"><text:span text:style-name="Strong_20_Emphasis"><text:span text:style-name="T106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6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6" office:value-type="string">
            <text:p text:style-name="P23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7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7" office:value-type="string">
            <text:p text:style-name="P22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5"><text:span text:style-name="Strong_20_Emphasis"><text:span text:style-name="T93"/></text:span></text:p>
      <text:p text:style-name="P40"/>
      <text:p text:style-name="P29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10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61">.</text:span></text:span></text:p>
      <text:p text:style-name="P5"><text:a xlink:type="simple" xlink:href="https://creativecommons.org/publicdomain/zero/1.0" text:style-name="Internet_20_link" text:visited-style-name="Visited_20_Internet_20_Link"><text:span text:style-name="Emphasis"><text:span text:style-name="T264">CC0 1.0</text:span></text:span></text:a><text:span text:style-name="Emphasis"><text:span text:style-name="T263"> </text:span></text:span><text:span text:style-name="Emphasis"><text:span text:style-name="T265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B018E53C8F1ECF36.png" xlink:type="simple" xlink:show="embed" xlink:actuate="onLoad" draw:mime-type="image/png"/></draw:frame></draw:a></text:span></text:span><text:span text:style-name="Emphasis"><text:span text:style-name="T31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CEDF57F3734CBED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27T12:29:26.479848464">27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7T12:29:26.292872343</dc:date>
    <meta:keyword>Installatie</meta:keyword>
    <meta:keyword>Checklist</meta:keyword>
    <meta:keyword>Linux</meta:keyword>
    <meta:editing-cycles>6843</meta:editing-cycles>
    <meta:editing-duration>P12DT3H38M</meta:editing-duration>
    <dc:creator>Karel Zimmer</dc:creator>
    <meta:document-statistic meta:table-count="4" meta:image-count="2" meta:object-count="0" meta:page-count="4" meta:paragraph-count="96" meta:word-count="630" meta:character-count="4398" meta:non-whitespace-character-count="3809"/>
    <meta:user-defined meta:name="Info 1"/>
    <meta:user-defined meta:name="Info 2"/>
    <meta:user-defined meta:name="Info 3"/>
    <meta:user-defined meta:name="Info 4"/>
  </office:meta>
</office:document-meta>
</file>